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officeooo:rsid="002525d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Actividad</text:span><text:span text:style-name="T3"> </text:span><text:span text:style-name="T5">1</text:span><text:span text:style-name="T3">.</text:span><text:span text:style-name="T5">1</text:span><text:span text:style-name="T3">. </text:span><text:span text:style-name="T4">Lucho enciende las luces</text:span></text:p>
      <text:p text:style-name="P3">El programa a realizar debe instruir a Lucho, nuestro robot de casa, para que encienda todas las luces que aparecen en el <text:span text:style-name="T8">escenario</text:span>, que están siempre en el mismo lugar. El <text:span text:style-name="T8">escenario </text:span>inicial es:</text:p>
      <text:p text:style-name="P7"><draw:frame draw:style-name="fr1" draw:name="Image2" text:anchor-type="as-char" svg:width="3.81cm" svg:height="3.351cm" draw:z-index="0"><draw:image xlink:href="https://lh3.googleusercontent.com/kdPOZSI2AXKT8uFWlWpb0WzoLeZHPKE8HVc-jmxRclraGDwjYBbpGN0WK1N-Dvr_EJ3DAHCVxnWf6aRhP_OZIQNTM62ZQsycC9VyPBGVaKg7nciqCyn3Vdgg3FkRF7sKknuTREK7" xlink:type="simple" xlink:show="embed" xlink:actuate="onLoad"/><svg:title>LuchoEnciendeLasLuces.png</svg:title></draw:frame></text:p>
      <text:p text:style-name="P1"><text:span text:style-name="T2">Lo importante es que pienses de entrada una estrategia de solución, dividiendo en subtareas, y escribas procedimientos para expresarlas. Para eso, conviene primero nombrar las cosas que vemos: por ejemplo, la diagonal superior de luces, o la diagonal inferior. Entonces, una buena subtarea sería expresada por un procedimiento llamado </text:span><text:span text:style-name="T7">SubirEncendiendoLaDiagonalInferior</text:span><text:span text:style-name="T2">.<text:line-break/><text:line-break/>¿Te atrevés a dar dos programas diferentes, con distintas estrategias de solución para solucionar este problema? Fijate que también podés hacer un procedimiento para moverte de una diagonal a la otra… Y no te olvides de guardar el programa antes de modificarlo.</text:span>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Pastilla: No existe “la” solución</text:span><text:span text:style-name="T6"> </text:span></text:p>
            <text:p text:style-name="P5">Para solucionar un problema dado puede haber más de un programa que sirva. O sea, no existe “la” solución. ¡Hay MUCHAS soluciones!</text:p>
          </table:table-cell>
        </table:table-row>
      </table:table>
      <text:p text:style-name="P3"/>
      <text:list xml:id="list8519405001206763520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3-28T20:28:47.622000000</dc:date>
    <meta:editing-duration>PT13M22S</meta:editing-duration>
    <meta:editing-cycles>19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6" meta:word-count="159" meta:character-count="1030" meta:non-whitespace-character-count="874"/>
  </office:meta>
</office:document-meta>
</file>